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2" style:family="paragraph"/>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list-style-name="LFO2" style:family="paragraph"/>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P17" style:parent-style-name="Normal" style:list-style-name="LFO2" style:family="paragraph"/>
    <style:style style:name="T18" style:parent-style-name="Policepardéfau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office:automatic-styles>
  <office:body>
    <office:text text:use-soft-page-breaks="true">
      <text:p text:style-name="P1">Noemie HAZE, Kim KHOURY, Jean VAGUER</text:p>
      <text:p text:style-name="P2">Introduction</text:p>
      <text:p text:style-name="Normal">Ce projet consiste en une application console C# dédiée à la gestion d'une salle de sport. Nous avons privilégié une structure robuste et sécurisée, centrée sur une interaction précise avec une base de données relationnelle MySQL.</text:p>
      <text:p text:style-name="P3">Architecture Technique</text:p>
      <text:p text:style-name="Normal">L'application s'articule autour de trois composants clés :</text:p>
      <text:list text:style-name="LFO1" text:continue-numbering="true">
        <text:list-item>
          <text:p text:style-name="P4"><text:span text:style-name="T5">DatabaseManager.cs</text:span><text:s/>: Gère la connexion et l'exécution des requêtes SQL (Jointures, CRUD).</text:p>
        </text:list-item>
        <text:list-item>
          <text:p text:style-name="P6"><text:span text:style-name="T7">Session.cs</text:span><text:s/>: Maintient l'identité et le rôle de l'utilisateur durant la navigation.</text:p>
        </text:list-item>
        <text:list-item>
          <text:p text:style-name="P8"><text:span text:style-name="T9">Program.cs</text:span><text:s/>: Pilote l'interface utilisateur et adapte les menus selon les privilèges.</text:p>
        </text:list-item>
      </text:list>
      <text:p text:style-name="P10">Fonctionnalités et Sécurité</text:p>
      <text:list text:style-name="LFO2" text:continue-numbering="true">
        <text:list-item>
          <text:p text:style-name="P11"><text:span text:style-name="T12">Gestion des Rôles</text:span><text:s/>: L'accès est différencié. Par exemple, seul l'<text:span text:style-name="T13">Admin Principal</text:span><text:s/>peut supprimer des membres, un privilège vérifié par le code et les droits MySQL.</text:p>
        </text:list-item>
        <text:list-item>
          <text:p text:style-name="P14"><text:span text:style-name="T15">Fiabilité des Inscriptions</text:span><text:s/>: Une<text:s/><text:span text:style-name="T16">sous-requête SQL</text:span><text:s/>intégrée calcule en temps réel la capacité restante d'un cours avant de valider toute réservation pour éviter la saturation.</text:p>
        </text:list-item>
        <text:list-item>
          <text:p text:style-name="P17"><text:span text:style-name="T18">Intégrité des Profils</text:span><text:s/>: L'ajout d'un membre crée simultanément son profil et ses identifiants, assurant la cohérence entre les tables Utilisateur et membre.</text:p>
        </text:list-item>
      </text:list>
      <text:p text:style-name="P19">Analyse et Statistiques</text:p>
      <text:p text:style-name="Normal">L'<text:span text:style-name="T20">Interface Évaluation</text:span><text:s/>exploite les<text:s/><text:span text:style-name="T21">fonctions d'agrégation</text:span><text:s/>SQL (AVG, COUNT, SUM, MIN, MAX). Elle permet au gérant de suivre la fréquentation des membres, d'analyser la capacité des cours et d'identifier les coachs les plus suivis via des groupements complexes (GROUP B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AGUER Jean</meta:initial-creator>
    <dc:creator>VAGUER Jean</dc:creator>
    <meta:creation-date>2025-12-19T10:40:00Z</meta:creation-date>
    <dc:date>2025-12-19T10:42:00Z</dc:date>
    <meta:template xlink:href="Normal.dotm" xlink:type="simple"/>
    <meta:editing-cycles>1</meta:editing-cycles>
    <meta:editing-duration>PT120S</meta:editing-duration>
    <meta:document-statistic meta:page-count="1" meta:paragraph-count="2" meta:word-count="222" meta:character-count="1441" meta:row-count="10" meta:non-whitespace-character-count="1221"/>
  </office:meta>
</office:document-meta>
</file>